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JSON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 office:value-type="float" office:value="3969236" calcext:value-type="float">
            <text:p>3969236</text:p>
          </table:table-cell>
          <table:table-cell table:formula="of:=[.F5]/1000/60/60" office:value-type="float" office:value="1.10256555555556" calcext:value-type="float">
            <text:p>1.10256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office:value-type="float" office:value="4318819" calcext:value-type="float">
            <text:p>4318819</text:p>
          </table:table-cell>
          <table:table-cell table:formula="of:=[.F6]/1000/60/60" office:value-type="float" office:value="1.19967194444444" calcext:value-type="float">
            <text:p>1.199671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office:value-type="float" office:value="4226108" calcext:value-type="float">
            <text:p>4226108</text:p>
          </table:table-cell>
          <table:table-cell table:formula="of:=[.F7]/1000/60/60" office:value-type="float" office:value="1.17391888888889" calcext:value-type="float">
            <text:p>1.173918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office:value-type="float" office:value="4316286" calcext:value-type="float">
            <text:p>4316286</text:p>
          </table:table-cell>
          <table:table-cell table:formula="of:=[.F8]/1000/60/60" office:value-type="float" office:value="1.19896833333333" calcext:value-type="float">
            <text:p>1.1989683333</text:p>
          </table:table-cell>
        </table:table-row>
        <table:table-row table:style-name="ro1">
          <table:table-cell office:value-type="float" office:value="100554" calcext:value-type="float">
            <text:p>10055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news (brown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02:42.651894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3T13:04:57.478777048</dc:date>
    <meta:editing-duration>PT9H42M48S</meta:editing-duration>
    <meta:editing-cycles>16</meta:editing-cycles>
    <meta:generator>LibreOffice/4.2.8.2$Linux_X86_64 LibreOffice_project/420m0$Build-2</meta:generator>
    <meta:document-statistic meta:table-count="1" meta:cell-count="51" meta:object-count="0"/>
  </office:meta>
</office:document-meta>
</file>